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0ab" officeooo:paragraph-rsid="000180ab"/>
    </style:style>
    <style:style style:name="P2" style:family="paragraph" style:parent-style-name="Standard">
      <style:text-properties officeooo:paragraph-rsid="00046fdb"/>
    </style:style>
    <style:style style:name="P3" style:family="paragraph" style:parent-style-name="Standard">
      <style:text-properties fo:font-style="italic" officeooo:paragraph-rsid="00046fdb" style:font-style-asian="italic" style:font-style-complex="italic"/>
    </style:style>
    <style:style style:name="P4" style:family="paragraph" style:parent-style-name="Standard">
      <style:text-properties officeooo:rsid="00081e77" officeooo:paragraph-rsid="00081e77"/>
    </style:style>
    <style:style style:name="P5" style:family="paragraph" style:parent-style-name="Standard">
      <style:text-properties officeooo:rsid="000870ab" officeooo:paragraph-rsid="000870ab"/>
    </style:style>
    <style:style style:name="P6" style:family="paragraph" style:parent-style-name="Standard">
      <style:text-properties officeooo:rsid="0009caf7" officeooo:paragraph-rsid="0009caf7"/>
    </style:style>
    <style:style style:name="P7" style:family="paragraph" style:parent-style-name="Standard">
      <style:text-properties officeooo:rsid="000b9c28" officeooo:paragraph-rsid="000b9c28"/>
    </style:style>
    <style:style style:name="P8" style:family="paragraph" style:parent-style-name="Standard">
      <style:text-properties officeooo:rsid="000d1c14" officeooo:paragraph-rsid="000d1c14"/>
    </style:style>
    <style:style style:name="P9" style:family="paragraph" style:parent-style-name="Standard">
      <style:text-properties officeooo:paragraph-rsid="000f1ad5"/>
    </style:style>
    <style:style style:name="P10" style:family="paragraph" style:parent-style-name="Standard" style:list-style-name="L1">
      <style:text-properties officeooo:rsid="0014d4bc" officeooo:paragraph-rsid="0014d4bc"/>
    </style:style>
    <style:style style:name="P11" style:family="paragraph" style:parent-style-name="Standard" style:list-style-name="L1">
      <style:text-properties officeooo:rsid="0017cb47" officeooo:paragraph-rsid="0017cb47"/>
    </style:style>
    <style:style style:name="P12" style:family="paragraph" style:parent-style-name="Standard">
      <style:text-properties officeooo:rsid="0018df83" officeooo:paragraph-rsid="0018df83"/>
    </style:style>
    <style:style style:name="P13" style:family="paragraph" style:parent-style-name="Standard">
      <style:text-properties officeooo:rsid="00198866" officeooo:paragraph-rsid="00198866"/>
    </style:style>
    <style:style style:name="P14" style:family="paragraph" style:parent-style-name="Standard">
      <style:text-properties officeooo:rsid="001acb19" officeooo:paragraph-rsid="001acb19"/>
    </style:style>
    <style:style style:name="P15" style:family="paragraph" style:parent-style-name="Standard">
      <style:text-properties officeooo:rsid="001b1962" officeooo:paragraph-rsid="001b1962"/>
    </style:style>
    <style:style style:name="P16" style:family="paragraph" style:parent-style-name="Standard">
      <style:text-properties officeooo:rsid="001bc326" officeooo:paragraph-rsid="001bc326"/>
    </style:style>
    <style:style style:name="P17" style:family="paragraph" style:parent-style-name="Standard">
      <style:paragraph-properties fo:break-before="column"/>
      <style:text-properties officeooo:rsid="000180ab" officeooo:paragraph-rsid="000180ab"/>
    </style:style>
    <style:style style:name="P18" style:family="paragraph" style:parent-style-name="Standard">
      <style:paragraph-properties fo:break-before="column"/>
      <style:text-properties officeooo:rsid="00081e77" officeooo:paragraph-rsid="00081e77"/>
    </style:style>
    <style:style style:name="P19" style:family="paragraph" style:parent-style-name="Standard">
      <style:paragraph-properties fo:break-before="page"/>
      <style:text-properties officeooo:rsid="000180ab" officeooo:paragraph-rsid="000180ab"/>
    </style:style>
    <style:style style:name="P20" style:family="paragraph" style:parent-style-name="Preformatted_20_Text">
      <style:text-properties officeooo:rsid="000180ab" officeooo:paragraph-rsid="000180ab"/>
    </style:style>
    <style:style style:name="P21" style:family="paragraph" style:parent-style-name="Preformatted_20_Text">
      <style:text-properties fo:color="#a9b7c6" style:font-name="Source Code Pro" fo:font-size="10.5pt" officeooo:rsid="00081e77" officeooo:paragraph-rsid="00081e77"/>
    </style:style>
    <style:style style:name="P22" style:family="paragraph" style:parent-style-name="Preformatted_20_Text">
      <style:text-properties fo:color="#808080" style:font-name="Source Code Pro" fo:font-size="10.5pt" officeooo:rsid="00081e77" officeooo:paragraph-rsid="00081e77"/>
    </style:style>
    <style:style style:name="P23" style:family="paragraph" style:parent-style-name="Preformatted_20_Text">
      <style:text-properties fo:color="#cc7832" style:font-name="Source Code Pro" fo:font-size="10.5pt" officeooo:rsid="00081e77" officeooo:paragraph-rsid="00081e77"/>
    </style:style>
    <style:style style:name="P24" style:family="paragraph" style:parent-style-name="Preformatted_20_Text">
      <style:text-properties officeooo:paragraph-rsid="001d4e2d"/>
    </style:style>
    <style:style style:name="P25" style:family="paragraph" style:parent-style-name="Preformatted_20_Text">
      <style:text-properties officeooo:rsid="002198bd" officeooo:paragraph-rsid="002198bd"/>
    </style:style>
    <style:style style:name="P26" style:family="paragraph" style:parent-style-name="Preformatted_20_Text">
      <style:text-properties officeooo:paragraph-rsid="00234b2d"/>
    </style:style>
    <style:style style:name="P27" style:family="paragraph" style:parent-style-name="Preformatted_20_Text">
      <style:text-properties officeooo:paragraph-rsid="002a7b3a"/>
    </style:style>
    <style:style style:name="P28" style:family="paragraph" style:parent-style-name="Preformatted_20_Text">
      <style:text-properties officeooo:rsid="002b1af0" officeooo:paragraph-rsid="002b1af0"/>
    </style:style>
    <style:style style:name="P29" style:family="paragraph" style:parent-style-name="Preformatted_20_Text">
      <style:text-properties officeooo:rsid="002b29aa" officeooo:paragraph-rsid="002b29aa"/>
    </style:style>
    <style:style style:name="P30" style:family="paragraph" style:parent-style-name="Preformatted_20_Text">
      <style:text-properties officeooo:rsid="002bd68c" officeooo:paragraph-rsid="002bd68c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0.5pt"/>
    </style:style>
    <style:style style:name="P34" style:family="paragraph" style:parent-style-name="Preformatted_20_Text">
      <style:text-properties fo:color="#a9b7c6"/>
    </style:style>
    <style:style style:name="P35" style:family="paragraph" style:parent-style-name="Preformatted_20_Text">
      <style:text-properties fo:color="#a9b7c6" style:font-name="Source Code Pro" fo:font-size="10.5pt"/>
    </style:style>
    <style:style style:name="P36" style:family="paragraph" style:parent-style-name="Preformatted_20_Text">
      <style:text-properties fo:color="#808080" style:font-name="Source Code Pro" fo:font-size="10.5pt"/>
    </style:style>
    <style:style style:name="P37" style:family="paragraph" style:parent-style-name="Preformatted_20_Text">
      <style:paragraph-properties fo:break-before="page"/>
      <style:text-properties fo:color="#a9b7c6" officeooo:rsid="00081e77" officeooo:paragraph-rsid="00081e77"/>
    </style:style>
    <style:style style:name="T1" style:family="text">
      <style:text-properties officeooo:rsid="000180ab"/>
    </style:style>
    <style:style style:name="T2" style:family="text">
      <style:text-properties officeooo:rsid="00046f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2e82" style:font-style-asian="italic" style:font-style-complex="italic"/>
    </style:style>
    <style:style style:name="T5" style:family="text">
      <style:text-properties officeooo:rsid="000d1c14"/>
    </style:style>
    <style:style style:name="T6" style:family="text">
      <style:text-properties officeooo:rsid="000f1ad5"/>
    </style:style>
    <style:style style:name="T7" style:family="text">
      <style:text-properties style:font-name="Source Code Pro" fo:font-size="10.5pt"/>
    </style:style>
    <style:style style:name="T8" style:family="text">
      <style:text-properties style:font-name="Source Code Pro" fo:font-size="10.5pt" fo:font-style="italic"/>
    </style:style>
    <style:style style:name="T9" style:family="text">
      <style:text-properties fo:color="#cc7832"/>
    </style:style>
    <style:style style:name="T10" style:family="text">
      <style:text-properties fo:color="#cc7832" style:font-name="Source Code Pro" fo:font-size="10.5pt"/>
    </style:style>
    <style:style style:name="T11" style:family="text">
      <style:text-properties fo:color="#cc7832" style:font-name="Source Code Pro" fo:font-size="10.5pt" officeooo:rsid="001d4e2d"/>
    </style:style>
    <style:style style:name="T12" style:family="text">
      <style:text-properties fo:color="#9876aa"/>
    </style:style>
    <style:style style:name="T13" style:family="text">
      <style:text-properties fo:color="#9876aa" style:font-name="Source Code Pro" fo:font-size="10.5pt"/>
    </style:style>
    <style:style style:name="T14" style:family="text">
      <style:text-properties fo:color="#9876aa" style:font-name="Source Code Pro" fo:font-size="10.5pt" officeooo:rsid="001d4e2d"/>
    </style:style>
    <style:style style:name="T15" style:family="text">
      <style:text-properties fo:color="#6897bb" style:font-name="Source Code Pro" fo:font-size="10.5pt"/>
    </style:style>
    <style:style style:name="T16" style:family="text">
      <style:text-properties fo:color="#808080"/>
    </style:style>
    <style:style style:name="T17" style:family="text">
      <style:text-properties fo:color="#a9b7c6" style:font-name="Source Code Pro" fo:font-size="10.5pt" officeooo:rsid="00204bf2"/>
    </style:style>
    <style:style style:name="T18" style:family="text">
      <style:text-properties fo:color="#a9b7c6" style:font-name="Source Code Pro" fo:font-size="10.5pt" officeooo:rsid="001d4e2d"/>
    </style:style>
    <style:style style:name="T19" style:family="text">
      <style:text-properties fo:color="#a9b7c6" style:font-name="Source Code Pro" fo:font-size="10.5pt" officeooo:rsid="002222cb"/>
    </style:style>
    <style:style style:name="T20" style:family="text">
      <style:text-properties fo:color="#a9b7c6" style:font-name="Source Code Pro" fo:font-size="10.5pt" officeooo:rsid="00222ff8"/>
    </style:style>
    <style:style style:name="T21" style:family="text">
      <style:text-properties fo:color="#a9b7c6" style:font-name="Source Code Pro" fo:font-size="10.5pt" officeooo:rsid="00234b2d"/>
    </style:style>
    <style:style style:name="T22" style:family="text">
      <style:text-properties fo:color="#a9b7c6" style:font-name="Source Code Pro" fo:font-size="10.5pt" officeooo:rsid="002656c2"/>
    </style:style>
    <style:style style:name="T23" style:family="text">
      <style:text-properties officeooo:rsid="002222cb"/>
    </style:style>
    <style:style style:name="T24" style:family="text">
      <style:text-properties officeooo:rsid="0027c2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oadCast Receive<text:span text:style-name="T1">r – Służy do nasłuchiwania w określonych odstępach czasu tego co się dzieje w innych aplikacjach.</text:span></text:p>
      <text:p text:style-name="P2"><text:span text:style-name="T2">Pending intent - </text:span><text:span text:style-name="T3">Ogólna zasada działania polega na fakcie, iż tylko </text:span><text:span text:style-name="T4">usługa posiadająca</text:span><text:span text:style-name="T3"> „token” (żeton) ma prawo do wysyłania danych do </text:span><text:span text:style-name="T4">aplikacji</text:span><text:span text:style-name="T3">. Pozostałe </text:span><text:span text:style-name="T4">usługi</text:span><text:span text:style-name="T3"> w tym czasie nasłuchują nie przeszkadzają w jej transmisji. </text:span></text:p>
      <text:p text:style-name="P3"/>
      <text:p text:style-name="P2"/>
      <text:p text:style-name="P1">Listener evenet – służy do nasłuchiwania czy dane zdarzenie miało miejsce.</text:p>
      <text:p text:style-name="P1"/>
      <text:p text:style-name="P1"/>
      <text:p text:style-name="P1"/>
      <text:p text:style-name="P20"><text:span text:style-name="Source_20_Text">Location location = new Location();</text:span></text:p>
      <text:p text:style-name="P31"><text:span text:style-name="Source_20_Text">location = myMap.getMyLocation;</text:span></text:p>
      <text:p text:style-name="P1"/>
      <text:p text:style-name="P1"/>
      <text:p text:style-name="P17"/>
      <text:p text:style-name="P1"/>
      <text:p text:style-name="P5"><text:a xlink:type="simple" xlink:href="https://stackoverflow.com/questions/29479647/setonclicklistener-vs-onclicklistener-vs-view-onclicklistener" text:style-name="Internet_20_link" text:visited-style-name="Visited_20_Internet_20_Link">https://stackoverflow.com/questions/29479647/setonclicklistener-vs-onclicklistener-vs-view-onclicklistener</text:a></text:p>
      <text:p text:style-name="P5"/>
      <text:p text:style-name="P7"><text:a xlink:type="simple" xlink:href="https://stackoverflow.com/questions/4542627/attaching-multiple-listeners-to-views-in-android" text:style-name="Internet_20_link" text:visited-style-name="Visited_20_Internet_20_Link">https://stackoverflow.com/questions/4542627/attaching-multiple-listeners-to-views-in-android</text:a> – <text:span text:style-name="T5">Wiele przycisków</text:span></text:p>
      <text:p text:style-name="P7"/>
      <text:p text:style-name="P8">https://stackoverflow.com/questions/5465204/how-can-i-set-up-multiple-listeners-for-one-event</text:p>
      <text:p text:style-name="P5"/>
      <text:p text:style-name="P5"/>
      <text:p text:style-name="P6">Wątek</text:p>
      <text:p text:style-name="P6">Wielokrotne wywoływanie Kliku.</text:p>
      <text:p text:style-name="P8">Wzorzec kompozytowy</text:p>
      <text:p text:style-name="P8">Custom Class</text:p>
      <text:p text:style-name="P8"/>
      <text:p text:style-name="P8"/>
      <text:p text:style-name="P8"/>
      <text:p text:style-name="P8"/>
      <text:p text:style-name="P9"><text:span text:style-name="T6">LocationListener </text:span></text:p>
      <text:list xml:id="list5358131253682918883" text:style-name="L1">
        <text:list-item>
          <text:p text:style-name="P10">Po onClick 15s do uzyskania następnej lokalizacji( w mojej okolicy)</text:p>
        </text:list-item>
        <text:list-item>
          <text:p text:style-name="P11">getGoogleMap() - musi mieć przypisaną wartość w metodzie onMapReady, bo inaczej jest pusty</text:p>
        </text:list-item>
      </text:list>
      <text:p text:style-name="P19"/>
      <text:p text:style-name="P1"/>
      <text:p text:style-name="P4">E/AndroidRuntime: FATAL EXCEPTION: main</text:p>
      <text:p text:style-name="P4"><text:s text:c="18"/>Process: com.example.mg.tryappkillan, PID: 32347</text:p>
      <text:p text:style-name="P4"><text:s text:c="18"/>java.lang.NullPointerException</text:p>
      <text:p text:style-name="P4"><text:s text:c="22"/>at com.example.mg.tryappkillan.form.MapFragment.setLocations1(MapFragment.java:73)</text:p>
      <text:p text:style-name="P4"><text:s text:c="22"/>at com.example.mg.tryappkillan.form.StartActivity$1.onLocationChanged(StartActivity.java:166)</text:p>
      <text:p text:style-name="P4"><text:s text:c="22"/>at android.location.LocationManager$ListenerTransport._handleMessage(LocationManager.java:279)</text:p>
      <text:p text:style-name="P4"><text:s text:c="22"/>at android.location.LocationManager$ListenerTransport.access$000(LocationManager.java:208)</text:p>
      <text:p text:style-name="P4"><text:s text:c="22"/>at android.location.LocationManager$ListenerTransport$1.handleMessage(LocationManager.java:224)</text:p>
      <text:p text:style-name="P4"><text:s text:c="22"/>at android.os.Handler.dispatchMessage(Handler.java:102)</text:p>
      <text:p text:style-name="P4"><text:s text:c="22"/>at android.os.Looper.loop(Looper.java:136)</text:p>
      <text:p text:style-name="P4"><text:s text:c="22"/>at android.app.ActivityThread.main(ActivityThread.java:5118)</text:p>
      <text:p text:style-name="P4"><text:s text:c="22"/>at java.lang.reflect.Method.invokeNative(Native Method)</text:p>
      <text:p text:style-name="P4"><text:s text:c="22"/>at java.lang.reflect.Method.invoke(Method.java:515)</text:p>
      <text:p text:style-name="P4"><text:s text:c="22"/>at com.android.internal.os.ZygoteInit$MethodAndArgsCaller.run(ZygoteInit.java:780)</text:p>
      <text:p text:style-name="P4"><text:s text:c="22"/>at com.android.internal.os.ZygoteInit.main(ZygoteInit.java:596)</text:p>
      <text:p text:style-name="P4"><text:s text:c="22"/>at dalvik.system.NativeStart.main(Native Method)</text:p>
      <text:p text:style-name="P18"/>
      <text:p text:style-name="P18"/>
      <text:p text:style-name="P37"><text:s text:c="23"/><text:bookmark-start text:name="__DdeLink__2_2016007693"/><text:s/><text:span text:style-name="T10">if</text:span><text:span text:style-name="T7">(</text:span><text:span text:style-name="T13">mapFragment</text:span><text:span text:style-name="T7">.getGoogleMap() != </text:span><text:span text:style-name="T10">null</text:span><text:span text:style-name="T7">)</text:span></text:p>
      <text:p text:style-name="P34"><text:s text:c="24"/><text:span text:style-name="T7">{</text:span></text:p>
      <text:p text:style-name="P34"><text:s text:c="28"/><text:span text:style-name="T10">for </text:span><text:span text:style-name="T7">(</text:span><text:span text:style-name="T10">int </text:span><text:span text:style-name="T7">i = </text:span><text:span text:style-name="T15">0</text:span><text:span text:style-name="T10">; </text:span><text:span text:style-name="T7">i &lt; sample.size()</text:span><text:span text:style-name="T10">; </text:span><text:span text:style-name="T7">i++) {</text:span></text:p>
      <text:p text:style-name="P34"><text:s text:c="32"/><text:span text:style-name="T7">Marker marker = </text:span><text:span text:style-name="T13">mapFragment</text:span><text:span text:style-name="T7">.getGoogleMap().addMarker(</text:span><text:span text:style-name="T10">new </text:span><text:span text:style-name="T7">MarkerOptions()</text:span></text:p>
      <text:p text:style-name="P34"><text:s text:c="40"/><text:span text:style-name="T7">.position(</text:span><text:span text:style-name="T10">new </text:span><text:span text:style-name="T7">LatLng(sample.get(i).getLatitude()</text:span><text:span text:style-name="T10">, </text:span><text:span text:style-name="T7">sample.get(i).getLongitude())))</text:span><text:span text:style-name="T10">;</text:span></text:p>
      <text:p text:style-name="P36">// <text:s text:c="11"/>-37.813, 144.962</text:p>
      <text:p text:style-name="P34"><text:span text:style-name="T16"><text:s text:c="32"/></text:span><text:span text:style-name="T13">mapFragment</text:span><text:span text:style-name="T7">.getGoogleMap().animateCamera(CameraUpdateFactory.</text:span><text:span text:style-name="T8">newLatLng</text:span><text:span text:style-name="T7">(marker.getPosition()))</text:span><text:span text:style-name="T10">;</text:span></text:p>
      <text:p text:style-name="P32"><text:span text:style-name="T9"><text:s text:c="28"/></text:span><text:span text:style-name="T7">}</text:span><text:bookmark-end text:name="__DdeLink__2_2016007693"/></text:p>
      <text:p text:style-name="P4"/>
      <text:p text:style-name="P4"/>
      <text:p text:style-name="P23"/>
      <text:p text:style-name="P34"><text:span text:style-name="T9"><text:s text:c="24"/></text:span><text:span text:style-name="T10">if</text:span><text:span text:style-name="T7">(</text:span><text:span text:style-name="T13">mapFragment</text:span><text:span text:style-name="T7">.getGoogleMap() != </text:span><text:span text:style-name="T10">null</text:span><text:span text:style-name="T7">)</text:span></text:p>
      <text:p text:style-name="P34"><text:s text:c="24"/><text:span text:style-name="T7">{</text:span></text:p>
      <text:p text:style-name="P34"><text:s text:c="28"/><text:span text:style-name="T10">for </text:span><text:span text:style-name="T7">(</text:span><text:span text:style-name="T10">int </text:span><text:span text:style-name="T7">i = </text:span><text:span text:style-name="T15">0</text:span><text:span text:style-name="T10">; </text:span><text:span text:style-name="T7">i &lt; sample.size()</text:span><text:span text:style-name="T10">; </text:span><text:span text:style-name="T7">i++) {</text:span></text:p>
      <text:p text:style-name="P34"><text:s text:c="32"/><text:span text:style-name="T7">Marker marker = </text:span><text:span text:style-name="T13">mapFragment</text:span><text:span text:style-name="T7">.getGoogleMap().addMarker(</text:span><text:span text:style-name="T10">new </text:span><text:span text:style-name="T7">MarkerOptions()</text:span></text:p>
      <text:p text:style-name="P34"><text:s text:c="40"/><text:span text:style-name="T7">.position(</text:span><text:span text:style-name="T10">new </text:span><text:span text:style-name="T7">LatLng(sample.get(i).getLatitude()</text:span><text:span text:style-name="T10">, </text:span><text:span text:style-name="T7">sample.get(i).getLongitude())))</text:span><text:span text:style-name="T10">;</text:span></text:p>
      <text:p text:style-name="P36">// <text:s text:c="11"/>-37.813, 144.962</text:p>
      <text:p text:style-name="P34"><text:span text:style-name="T16"><text:s text:c="32"/></text:span><text:span text:style-name="T13">mapFragment</text:span><text:span text:style-name="T7">.getGoogleMap().animateCamera(CameraUpdateFactory.</text:span><text:span text:style-name="T8">newLatLng</text:span><text:span text:style-name="T7">(marker.getPosition()))</text:span><text:span text:style-name="T10">;</text:span></text:p>
      <text:p text:style-name="P32"><text:span text:style-name="T9"><text:s text:c="28"/></text:span><text:span text:style-name="T7">}</text:span></text:p>
      <text:p text:style-name="P4"/>
      <text:p text:style-name="P4"/>
      <text:p text:style-name="P22"/>
      <text:p text:style-name="P35"><text:span text:style-name="T12">mapFragment</text:span>.setLocationsElement(location)<text:span text:style-name="T9">;</text:span></text:p>
      <text:p text:style-name="P33"><text:span text:style-name="T12">mapFragment</text:span>.onMapReady(<text:span text:style-name="T12">mapFragment</text:span>.getGoogleMap())<text:span text:style-name="T9">;</text:span></text:p>
      <text:p text:style-name="P21"><text:span text:style-name="T12">mapFragment</text:span>.isVisible()<text:span text:style-name="T9">;</text:span></text:p>
      <text:p text:style-name="P12">E/LOG: onLocationChanged</text:p>
      <text:p text:style-name="P12">E/LOG: onLocationChanged - getMap</text:p>
      <text:p text:style-name="P12">E/LOG: onMapReady</text:p>
      <text:p text:style-name="P12">D/dalvikvm: GC_FOR_ALLOC freed 1912K, 22% free 7552K/9584K, paused 31ms, total 32ms</text:p>
      <text:p text:style-name="P12">D/dalvikvm: GC_FOR_ALLOC freed 381K, 23% free 7544K/9720K, paused 27ms, total 28ms</text:p>
      <text:p text:style-name="P12">D/dalvikvm: GC_FOR_ALLOC freed 136K, 23% free 7546K/9720K, paused 24ms, total 24ms</text:p>
      <text:p text:style-name="P12">D/dalvikvm: GC_FOR_ALLOC freed 661K, 21% free 7712K/9720K, paused 42ms, total 42ms</text:p>
      <text:p text:style-name="P12">E/LOG: onLocationChanged</text:p>
      <text:p text:style-name="P12">E/LOG: onLocationChanged - getMap</text:p>
      <text:p text:style-name="P12">E/LOG: onMapReady</text:p>
      <text:p text:style-name="P12">E/LOG: onMapReady</text:p>
      <text:p text:style-name="P12">E/LOG: onLocationChanged</text:p>
      <text:p text:style-name="P12">E/LOG: onLocationChanged - getMap</text:p>
      <text:p text:style-name="P12">E/LOG: onMapReady</text:p>
      <text:p text:style-name="P12">E/LOG: onMapReady</text:p>
      <text:p text:style-name="P12">E/LOG: onMapReady</text:p>
      <text:p text:style-name="P12">E/LOG: onLocationChanged</text:p>
      <text:p text:style-name="P12">E/LOG: onLocationChanged - getMap</text:p>
      <text:p text:style-name="P12">E/LOG: onMapReady</text:p>
      <text:p text:style-name="P12"><text:soft-page-break/>E/LOG: onMapReady</text:p>
      <text:p text:style-name="P12">E/LOG: onMapReady</text:p>
      <text:p text:style-name="P12">E/LOG: onMapReady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4">Dokumentacja GOOGLE MAP</text:p>
      <text:p text:style-name="P14"><text:a xlink:type="simple" xlink:href="https://developers.google.com/android/reference/" text:style-name="Internet_20_link" text:visited-style-name="Visited_20_Internet_20_Link">https://developers.google.com/android/reference/</text:a></text:p>
      <text:p text:style-name="P15"><text:a xlink:type="simple" xlink:href="https://www.tutorialspoint.com/google_maps/" text:style-name="Internet_20_link" text:visited-style-name="Visited_20_Internet_20_Link">https://www.tutorialspoint.com/google_maps/</text:a></text:p>
      <text:p text:style-name="P16"><text:a xlink:type="simple" xlink:href="https://ddewaele.github.io/GoogleMapsV2WithActionBarSherlock/part3" text:style-name="Internet_20_link" text:visited-style-name="Visited_20_Internet_20_Link">https://ddewaele.github.io/GoogleMapsV2WithActionBarSherlock/part3</text:a></text:p>
      <text:p text:style-name="P16"><text:a xlink:type="simple" xlink:href="https://ddewaele.github.io/GoogleMapsV2WithActionBarSherlock/part5" text:style-name="Internet_20_link" text:visited-style-name="Visited_20_Internet_20_Link">https://ddewaele.github.io/GoogleMapsV2WithActionBarSherlock/part5</text:a></text:p>
      <text:p text:style-name="P16"/>
      <text:p text:style-name="P16"/>
      <text:p text:style-name="P16"/>
      <text:p text:style-name="Preformatted_20_Text"><text:span text:style-name="T18">getGoogleMap().</text:span><text:span text:style-name="T17">addPolyline</text:span><text:span text:style-name="T22">(new PolylineOptions())</text:span><text:span text:style-name="T17"> – </text:span>Określa cechy lini, która będzie tworzona na mapie. <text:span text:style-name="T24">Rezerwuje adres dla listy markerów/punktów z których będzie się składać linia – adres uzyskuje się dzięki zwracanej wartości.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7"/>
      <text:p text:style-name="P27"><text:span text:style-name="T18">List&lt;LatLng&gt; points = </text:span><text:span text:style-name="T14">polyLine</text:span><text:span text:style-name="T18">.getPoints()</text:span><text:span text:style-name="T11">; - </text:span>odczytuje punkty z mapy I wpisuje je do tablicy punktów.</text:p>
      <text:p text:style-name="P24"/>
      <text:p text:style-name="P24"/>
      <text:p text:style-name="P25">Skąd wie polyLine skąd wziąć punkty?</text:p>
      <text:p text:style-name="P25"/>
      <text:p text:style-name="P26">Odp. <text:span text:style-name="T19">poly</text:span><text:span text:style-name="T20">L</text:span><text:span text:style-name="T19">ine = </text:span><text:span text:style-name="T18">getGoogleMap().</text:span><text:span text:style-name="T17">addPolyline </text:span></text:p>
      <text:p text:style-name="P26"><text:span text:style-name="T21">polyline = map.addPolyline </text:span><text:span text:style-name="T17">– </text:span><text:span text:style-name="T23">dzięki zwracanej wartości.</text:span></text:p>
      <text:p text:style-name="P26"/>
      <text:p text:style-name="P26"/>
      <text:p text:style-name="P26"/>
      <text:p text:style-name="P28">Triangulacja</text:p>
      <text:p text:style-name="P28"/>
      <text:p text:style-name="P29">https://stackoverflow.com/questions/1513485/how-do-i-get-the-current-gps-location-programmatically-in-android</text:p>
      <text:p text:style-name="P26"/>
      <text:p text:style-name="P26"/>
      <text:p text:style-name="P26"/>
      <text:p text:style-name="P30">https://stackoverflow.com/questions/7119607/update-gps-listener-every-5-seconds#71197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</meta:initial-creator>
    <meta:creation-date>2016-11-16T13:52:34.237131739</meta:creation-date>
    <dc:date>2016-11-22T17:34:56.963781828</dc:date>
    <dc:creator>Michał </dc:creator>
    <meta:editing-duration>P4DT18H12M43S</meta:editing-duration>
    <meta:editing-cycles>24</meta:editing-cycles>
    <meta:generator>LibreOffice/5.0.3.2$Linux_X86_64 LibreOffice_project/00m0$Build-2</meta:generator>
    <meta:document-statistic meta:table-count="0" meta:image-count="0" meta:object-count="0" meta:page-count="4" meta:paragraph-count="85" meta:word-count="356" meta:character-count="5275" meta:non-whitespace-character-count="4237"/>
  </office:meta>
</office:document-meta>
</file>